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4407" officeooo:paragraph-rsid="001e4407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bold" officeooo:rsid="001e4407" officeooo:paragraph-rsid="001e4407" style:font-weight-asian="bold" style:font-weight-complex="bold"/>
    </style:style>
    <style:style style:name="P3" style:family="paragraph" style:parent-style-name="Standard">
      <style:text-properties fo:font-weight="normal" officeooo:rsid="001e4407" officeooo:paragraph-rsid="001e4407" style:font-weight-asian="normal" style:font-weight-complex="normal"/>
    </style:style>
    <style:style style:name="P4" style:family="paragraph" style:parent-style-name="Standard">
      <style:text-properties fo:font-weight="normal" officeooo:rsid="002177dd" officeooo:paragraph-rsid="002177dd" style:font-weight-asian="normal" style:font-weight-complex="normal"/>
    </style:style>
    <style:style style:name="P5" style:family="paragraph" style:parent-style-name="Standard">
      <style:text-properties fo:font-weight="normal" officeooo:rsid="0022e43a" officeooo:paragraph-rsid="0022e43a" style:font-weight-asian="normal" style:font-weight-complex="normal"/>
    </style:style>
    <style:style style:name="P6" style:family="paragraph" style:parent-style-name="Standard">
      <style:text-properties fo:font-weight="normal" officeooo:rsid="0024d8e2" officeooo:paragraph-rsid="0024d8e2" style:font-weight-asian="normal" style:font-weight-complex="normal"/>
    </style:style>
    <style:style style:name="P7" style:family="paragraph" style:parent-style-name="Standard">
      <style:text-properties fo:font-weight="normal" officeooo:rsid="0024d8e2" officeooo:paragraph-rsid="0025da7b" style:font-weight-asian="normal" style:font-weight-complex="normal"/>
    </style:style>
    <style:style style:name="T1" style:family="text">
      <style:text-properties officeooo:rsid="00201a6d"/>
    </style:style>
    <style:style style:name="T2" style:family="text">
      <style:text-properties officeooo:rsid="002177dd"/>
    </style:style>
    <style:style style:name="T3" style:family="text">
      <style:text-properties officeooo:rsid="0022e43a"/>
    </style:style>
    <style:style style:name="T4" style:family="text">
      <style:text-properties officeooo:rsid="0024d8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intro</text:p>
      <text:p text:style-name="P1"/>
      <text:p text:style-name="P1">2. method</text:p>
      <text:p text:style-name="P3">Main RQ: what are (spatial) opportunities of paludiculture <text:span text:style-name="T3">as a sustainable option </text:span>to reduce GHG emissions caused by peat decomposition in the Netherlands?</text:p>
      <text:p text:style-name="P1"/>
      <text:p text:style-name="P1"/>
      <text:p text:style-name="P1">3. pal soorten</text:p>
      <text:p text:style-name="P3">RQ: What are market potentials and abiotic requirements of paludiculture crops in the Netherlands​</text:p>
      <text:p text:style-name="P2"/>
      <text:p text:style-name="P4">3.1 The concept of paludiculture</text:p>
      <text:p text:style-name="P4">3.2 Market potentials of three promising paludiculture crops in the Netherlands</text:p>
      <text:p text:style-name="P4">3.3 Abiotic requirements of three promising paludiculture crops in the Netherlands</text:p>
      <text:p text:style-name="P1"/>
      <text:p text:style-name="P1">4. GHG reduction door pal</text:p>
      <text:p text:style-name="P3">RQ: How can GHG emissions <text:span text:style-name="T2">caused by peat decomposition </text:span>in the Netherlands be reduced by paludiculture crops?</text:p>
      <text:p text:style-name="P1"/>
      <text:p text:style-name="P4">4.1 Aerobic and anaerobic peat decomposition in the Netherlands</text:p>
      <text:p text:style-name="P4">4.2 Effect of peat characteristics on the rate of peat decomposition in the Netherlands</text:p>
      <text:p text:style-name="P4">4.3 Water management options to reduce peat decomposition in the Netherlands</text:p>
      <text:p text:style-name="P1"/>
      <text:p text:style-name="P1">5. sust pal</text:p>
      <text:p text:style-name="P3">RQ: What are sustainability issues regarding paludiculture in the Netherlands?</text:p>
      <text:p text:style-name="P1"/>
      <text:p text:style-name="P4">5.1 Extra functions of paludiculture</text:p>
      <text:p text:style-name="P4">5.2 Bottlenecks with paludiculture</text:p>
      <text:p text:style-name="P4">5.3 Temporal issues regarding paludiculture</text:p>
      <text:p text:style-name="P1"/>
      <text:p text:style-name="P1">6. spatial approach</text:p>
      <text:p text:style-name="P3">RQ: <text:span text:style-name="T1">What are spatial opportunities of paludiculture as a sustainable option to reduce GHG emissions caused by peat decomposition in the Netherlands?</text:span></text:p>
      <text:p text:style-name="P3"/>
      <text:p text:style-name="P4">6.1 Spatial distribution of <text:span text:style-name="T3">optimal locations in the Netherlands to reduce GHG emissions caused by peat decomposition.</text:span></text:p>
      <text:p text:style-name="P7">6.2 Spatial opportunities regarding usage of heigth differences in catchments to reduce GHG caused by peat decomposition.</text:p>
      <text:p text:style-name="P5">6.<text:span text:style-name="T4">3</text:span> Spatial <text:span text:style-name="T4">co functions and bottlenecks regarding paludiculture in the Netherlands.</text:span></text:p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4T14:07:57.560803248</meta:creation-date>
    <dc:date>2017-10-14T14:36:28.539090611</dc:date>
    <meta:editing-duration>PT18M18S</meta:editing-duration>
    <meta:editing-cycles>5</meta:editing-cycles>
    <meta:generator>LibreOffice/5.3.5.2$Linux_X86_64 LibreOffice_project/30m0$Build-2</meta:generator>
    <meta:document-statistic meta:table-count="0" meta:image-count="0" meta:object-count="0" meta:page-count="1" meta:paragraph-count="23" meta:word-count="224" meta:character-count="1528" meta:non-whitespace-character-count="1326"/>
  </office:meta>
</office:document-meta>
</file>